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ytm sterowania - banda</text:p>
      <text:p text:style-name="Standard"/>
      <text:p text:style-name="Standard">Zadaniem robota było objechanie całej planszy, blisko bandy, omijając wszystkie napotkane po drodze przeszkody. Dla zapewnienia stałej bocznej odległości od bandy zastosowano regulator PID, korzystający z danych z bocznego sensora ultrasonicznego. Okazało się, że dla takiego rozwiązania nie jest potrzebne filtrowanie danych pomiarowych z czujnika, gdyż algorytm działał poprawnie pomimo chwilowych nieprawidłowości wskazań czujnika. Zastosowany algorytm pozwolił na sprawne pokonywanie długich prostych odcinków bez odbijania się od bandy, ani zbytniego oddalania się od niej, a także omijanie przeszkód w bliskiej odległości, co zapobiegło wyjeżdżaniu robota na środek planszy w przypadku trudnych przeszkód.</text:p>
      <text:p text:style-name="Standard">Omijanie przeszkód zostało zaimplementowane wyłącznie przy użyciu odczytów ze zderzaka. Dzięki temu robot sprawnie rozpoznawał i omijał przeszkody, nie będąc narażony na błędne odczyty z ewentualnego czujnika światła / czujnika ultrasonicznego.</text:p>
      <text:p text:style-name="Standard">W zależności od tego, którą częścią zderzaka robot najechał na przeszkodę, następowało krótkie wycofanie i zwrot o odpowiednio duży kąt. Szeroki i wrażliwy zderzak sprawił, że robot nie klinował się na przeszkodach, gdyż był w stanie rozpoznać każde zderzenie.</text:p>
      <text:p text:style-name="Standard">Aby zderzenia następowały z możliwie małą prędkością, użyto odczytu z przedniego czujnika światła do wykrywania przeszkód i zmniejszania prędkości.</text:p>
      <text:p text:style-name="Standard"/>
      <text:p text:style-name="Standard"/>
      <text:p text:style-name="Standard"/>
      <text:p text:style-name="Standard">Algorytm sterowania - poszukiwanie reaktora.</text:p>
      <text:p text:style-name="Standard"/>
      <text:p text:style-name="Standard">Do zbudowania algorytmu wykorzystano część rozwiązań z zadania z bandą - mechanizm wykrywania kolizji oraz zmniejszania prędkości przed przeszkodami, co pozwoliło na całkiem sprawne poruszanie się robota po całej planszy, mimo braku bocznego czujnika ultrasonicznego.</text:p>
      <text:p text:style-name="Standard">Algorytm zbudowano na bazie automatu stanowego, z użyciem dodatkowych warunków niezależnych od stanu (np. reakcja w przypadku najechania na plamę). Zastosowanie stanów pozwoliło m.in. rozbić proces skanowania otoczenia na ciąg niewielkich obrotów między którymi program mógł sprawdzać pozostałe warunki (wykrycie reaktora, plamy, zderzenia).</text:p>
      <text:p text:style-name="Standard"/>
      <text:p text:style-name="Standard">Skanowanie</text:p>
      <text:p text:style-name="Standard">Aby znaleźć ślad reaktora, robot co określony czas (timeout) wykonywał skanowanie otoczenia - w przypadku wystąpienia odczytu powyżej wartości progowej, skanował dalej aż do momentu gdy wartość zaczynała spadać - wówczas cofał się do poprzedniej, maksymalnej wartości i rozpoczynał jazdę w kierunku reaktora. W przypadku nie znalezienia śladu reaktora, robot po wykonaniu pełnego obrotu skręcał o losowy kąt od -90 do 90 stopni, co pozwoliło uniknąć sytuacji zapętlenia się robota na pojedynczej trajektorii i zapewniło przeczesanie całej planszy w skończonym czasie. Jednocześnie obrót o tak zadany kąt nie popsuł znacznie zdolności robota do kontynuowania raz obranego kierunku. W przypadku zderzenia lub najechania na plamę, licznik czasu pozostałego do skanowania był resetowany, aby uniknąć ponownego wjechania w przeszkody.</text:p>
      <text:p text:style-name="Standard"/>
      <text:p text:style-name="Standard">Jazda w kierunku reaktora</text:p>
      <text:p text:style-name="Standard">Po wykryciu śladu reaktora, robot zmniejszał prędkość, aby móc precyzyjnie dojechać do reaktora. Co krótki odstęp czasu robot korygował swój kurs, badając czy lekki skręt w lewo albo prawo nie poprawi poziomu odczytanego sygnału reaktora. W trybie jazdy w kierunku reaktora robot inaczej reagował na zderzenia - przy założeniu, że przy reaktorze nie występują przeszkody, robot zakładał że zderzył się z bandą okalającą reaktor - wycofywał się, wykręcał i ponownie namierzał na reaktor. Dla uniknięcia sytuacji zakleszczenia się robota w trakcie namierzania w przypadku najechania bokiem na bandę, zastosowano timeout, wytrącający go z namierzania. Na wypadek zgubienia reaktora i odjechania w inne miejsce planszy zastosowano timeout, wytrącający robota z powrotem do stanu normalnej jazdy w przypadku gdy przez odpowiednio długi czas wartość odczytu śladu <text:soft-page-break/>reaktora będzie poniżej wartości prog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4-27T12:45:02.17</meta:creation-date>
    <meta:document-statistic meta:table-count="0" meta:image-count="0" meta:object-count="0" meta:page-count="2" meta:paragraph-count="12" meta:word-count="519" meta:character-count="3805"/>
    <dc:date>2011-04-27T12:47:06.22</dc:date>
    <dc:creator>Aleksy Barcz</dc:creator>
    <meta:editing-duration>PT00H02M06S</meta:editing-duration>
    <meta:editing-cycles>1</meta:editing-cycles>
    <meta:generator>OpenOffice.org/3.2$Win32 OpenOffice.org_project/320m18$Build-9502</meta:generator>
  </office:meta>
</office:document-meta>
</file>